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180</text:p>
          </table:table-cell>
          <table:table-cell table:number-columns-repeated="3"/>
          <table:table-cell table:style-name="ce2" office:value-type="string">
            <text:p>I N &lt;follow the list except for exists&gt;</text:p>
          </table:table-cell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A0</text:p>
          </table:table-cell>
          <table:table-cell table:number-columns-repeated="2"/>
          <table:table-cell office:value-type="string">
            <text:p>I X &lt;serial number&gt;</text:p>
          </table:table-cell>
          <table:table-cell office:value-type="string">
            <text:p>Serial Number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3"/>
          <table:table-cell table:style-name="ce5" office:value-type="string">
            <text:p>Addres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C0</text:p>
          </table:table-cell>
          <table:table-cell office:value-type="string">
            <text:p>0x2E0</text:p>
          </table:table-cell>
          <table:table-cell table:number-columns-repeated="2"/>
          <table:table-cell office:value-type="string">
            <text:p>I F &lt;kill at x hits&gt;&lt;at kill do what?&gt;</text:p>
          </table:table-cell>
          <table:table-cell office:value-type="string">
            <text:p>Fall Reaction – Hits to Kill</text:p>
          </table:table-cell>
          <table:table-cell table:number-columns-repeated="1018"/>
        </table:table-row>
        <table:table-row table:style-name="ro4">
          <table:table-cell office:value-type="string">
            <text:p>0x2E0</text:p>
          </table:table-cell>
          <table:table-cell office:value-type="string">
            <text:p>0x300</text:p>
          </table:table-cell>
          <table:table-cell table:number-columns-repeated="3"/>
          <table:table-cell office:value-type="string">
            <text:p>At Kill do what?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40</text:p>
          </table:table-cell>
          <table:table-cell table:number-columns-repeated="3"/>
          <table:table-cell table:style-name="ce2" office:value-type="string">
            <text:p>I G &lt;follow the list except for exists&gt;</text:p>
          </table:table-cell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4">
          <table:table-cell office:value-type="string">
            <text:p>0x340</text:p>
          </table:table-cell>
          <table:table-cell office:value-type="string">
            <text:p>0x3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44</text:p>
          </table:table-cell>
          <table:table-cell office:value-type="string">
            <text:p>0x3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48</text:p>
          </table:table-cell>
          <table:table-cell office:value-type="string">
            <text:p>0x3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4C</text:p>
          </table:table-cell>
          <table:table-cell office:value-type="string">
            <text:p>0x3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50</text:p>
          </table:table-cell>
          <table:table-cell office:value-type="string">
            <text:p>0x3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54</text:p>
          </table:table-cell>
          <table:table-cell office:value-type="string">
            <text:p>0x3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58</text:p>
          </table:table-cell>
          <table:table-cell office:value-type="string">
            <text:p>0x3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5C</text:p>
          </table:table-cell>
          <table:table-cell office:value-type="string">
            <text:p>0x3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60</text:p>
          </table:table-cell>
          <table:table-cell office:value-type="string">
            <text:p>0x3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64</text:p>
          </table:table-cell>
          <table:table-cell office:value-type="string">
            <text:p>0x3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68</text:p>
          </table:table-cell>
          <table:table-cell office:value-type="string">
            <text:p>0x3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6C</text:p>
          </table:table-cell>
          <table:table-cell office:value-type="string">
            <text:p>0x3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70</text:p>
          </table:table-cell>
          <table:table-cell office:value-type="string">
            <text:p>0x374</text:p>
          </table:table-cell>
          <table:table-cell table:style-name="ce2"/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74</text:p>
          </table:table-cell>
          <table:table-cell office:value-type="string">
            <text:p>0x3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8</text:p>
          </table:table-cell>
          <table:table-cell office:value-type="string">
            <text:p>0x3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C</text:p>
          </table:table-cell>
          <table:table-cell office:value-type="string">
            <text:p>0x3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C0</text:p>
          </table:table-cell>
          <table:table-cell table:number-columns-repeated="3"/>
          <table:table-cell office:value-type="string">
            <text:p>I T &lt;follow the list except for exists&gt;</text:p>
          </table:table-cell>
          <table:table-cell office:value-type="string">
            <text:p>Accessory THM parameters</text:p>
          </table:table-cell>
          <table:table-cell table:number-columns-repeated="1018"/>
        </table:table-row>
        <table:table-row table:style-name="ro4">
          <table:table-cell office:value-type="string">
            <text:p>0x3C0</text:p>
          </table:table-cell>
          <table:table-cell office:value-type="string">
            <text:p>0x3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C4</text:p>
          </table:table-cell>
          <table:table-cell office:value-type="string">
            <text:p>0x3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C8</text:p>
          </table:table-cell>
          <table:table-cell office:value-type="string">
            <text:p>0x3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CC</text:p>
          </table:table-cell>
          <table:table-cell office:value-type="string">
            <text:p>0x3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D0</text:p>
          </table:table-cell>
          <table:table-cell office:value-type="string">
            <text:p>0x3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D4</text:p>
          </table:table-cell>
          <table:table-cell office:value-type="string">
            <text:p>0x3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D8</text:p>
          </table:table-cell>
          <table:table-cell office:value-type="string">
            <text:p>0x3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DC</text:p>
          </table:table-cell>
          <table:table-cell office:value-type="string">
            <text:p>0x3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E0</text:p>
          </table:table-cell>
          <table:table-cell office:value-type="string">
            <text:p>0x3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E4</text:p>
          </table:table-cell>
          <table:table-cell office:value-type="string">
            <text:p>0x3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E8</text:p>
          </table:table-cell>
          <table:table-cell office:value-type="string">
            <text:p>0x3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EC</text:p>
          </table:table-cell>
          <table:table-cell office:value-type="string">
            <text:p>0x3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F0</text:p>
          </table:table-cell>
          <table:table-cell office:value-type="string">
            <text:p>0x3F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F4</text:p>
          </table:table-cell>
          <table:table-cell office:value-type="string">
            <text:p>0x3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8</text:p>
          </table:table-cell>
          <table:table-cell office:value-type="string">
            <text:p>0x3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C</text:p>
          </table:table-cell>
          <table:table-cell office:value-type="string">
            <text:p>0x4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MA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MA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500</text:p>
          </table:table-cell>
          <table:table-cell office:value-type="string">
            <text:p>0x54F</text:p>
          </table:table-cell>
          <table:table-cell table:number-columns-repeated="3"/>
          <table:table-cell office:value-type="string">
            <text:p>Radio Frequency</text:p>
          </table:table-cell>
          <table:table-cell table:number-columns-repeated="1018"/>
        </table:table-row>
        <table:table-row table:style-name="ro4">
          <table:table-cell office:value-type="string">
            <text:p>0x550</text:p>
          </table:table-cell>
          <table:table-cell office:value-type="string">
            <text:p>0x553</text:p>
          </table:table-cell>
          <table:table-cell table:number-columns-repeated="3"/>
          <table:table-cell office:value-type="string">
            <text:p>Radio Power Low</text:p>
          </table:table-cell>
          <table:table-cell table:number-columns-repeated="1018"/>
        </table:table-row>
        <table:table-row table:style-name="ro4">
          <table:table-cell office:value-type="string">
            <text:p>0x554</text:p>
          </table:table-cell>
          <table:table-cell office:value-type="string">
            <text:p>0x557</text:p>
          </table:table-cell>
          <table:table-cell table:number-columns-repeated="3"/>
          <table:table-cell office:value-type="string">
            <text:p>Radio Power High</text:p>
          </table:table-cell>
          <table:table-cell table:number-columns-repeated="1018"/>
        </table:table-row>
        <table:table-row table:style-name="ro4">
          <table:table-cell office:value-type="string">
            <text:p>0x558</text:p>
          </table:table-cell>
          <table:table-cell office:value-type="string">
            <text:p>0x559</text:p>
          </table:table-cell>
          <table:table-cell table:number-columns-repeated="3"/>
          <table:table-cell office:value-type="string">
            <text:p>Radio Parameters written to radio (char, Y/N)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1:3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2-03-14T11:39:11</dc:date>
    <meta:editing-duration>PT21H31M38S</meta:editing-duration>
    <meta:editing-cycles>31</meta:editing-cycles>
    <meta:generator>LibreOffice/3.4$Linux LibreOffice_project/340m1$Build-402</meta:generator>
    <meta:document-statistic meta:table-count="3" meta:cell-count="398" meta:object-count="0"/>
  </office:meta>
</office:document-meta>
</file>